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font-name="Courier 10 Pitch"/>
    </style:style>
    <style:style style:name="P2" style:family="paragraph" style:parent-style-name="Text_20_body" style:list-style-name="L1">
      <style:text-properties style:font-name="Courier 10 Pitch" officeooo:paragraph-rsid="002373af"/>
    </style:style>
    <style:style style:name="P3" style:family="paragraph" style:parent-style-name="Text_20_body">
      <style:paragraph-properties fo:text-align="center" style:justify-single-word="false"/>
      <style:text-properties style:font-name="Courier 10 Pitch" fo:font-size="16pt" fo:font-weight="bold" style:font-size-asian="16pt" style:font-weight-asian="bold" style:font-size-complex="16pt" style:font-weight-complex="bold"/>
    </style:style>
    <style:style style:name="P4" style:family="paragraph" style:parent-style-name="Text_20_body" style:list-style-name="L1">
      <style:text-properties style:font-name="Courier 10 Pitch" fo:font-weight="bold" style:font-weight-asian="bold" style:font-weight-complex="bold"/>
    </style:style>
    <style:style style:name="T1" style:family="text">
      <style:text-properties officeooo:rsid="00128128"/>
    </style:style>
    <style:style style:name="T2" style:family="text">
      <style:text-properties officeooo:rsid="00143c85"/>
    </style:style>
    <style:style style:name="T3" style:family="text">
      <style:text-properties officeooo:rsid="00156ab6"/>
    </style:style>
    <style:style style:name="T4" style:family="text">
      <style:text-properties officeooo:rsid="0019b456"/>
    </style:style>
    <style:style style:name="T5" style:family="text">
      <style:text-properties officeooo:rsid="0019d9fe"/>
    </style:style>
    <style:style style:name="T6" style:family="text">
      <style:text-properties officeooo:rsid="001a8af0"/>
    </style:style>
    <style:style style:name="T7" style:family="text">
      <style:text-properties officeooo:rsid="001c7b17"/>
    </style:style>
    <style:style style:name="T8" style:family="text">
      <style:text-properties officeooo:rsid="001e94f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43c85" style:font-weight-asian="bold" style:font-weight-complex="bold"/>
    </style:style>
    <style:style style:name="T11" style:family="text">
      <style:text-properties fo:font-weight="bold" officeooo:rsid="001a8af0" style:font-weight-asian="bold" style:font-weight-complex="bold"/>
    </style:style>
    <style:style style:name="T12" style:family="text">
      <style:text-properties fo:font-weight="bold" officeooo:rsid="0019d9fe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ports</text:p>
      <text:list xml:id="list5853435991946932518" text:style-name="L1">
        <text:list-item>
          <text:p text:style-name="P4"><text:span text:style-name="T1">One year ban on Sarita Devi</text:span></text:p>
          <text:p text:style-name="P2">Sarita Devi <text:span text:style-name="T2">clearly dominated her semi-final against Park Ji-na but shockingly, the judge declared the South Korean as the winner. It happened in October's Incheon Asian Games.</text:span></text:p>
          <text:p text:style-name="P2"><text:span text:style-name="T10">Srita Devi:</text:span><text:span text:style-name="T2"> one-year ban and fine of 1,000 Swiss Francs</text:span></text:p>
          <text:p text:style-name="P2"><text:span text:style-name="T10">Bi Fernandez(coach):</text:span><text:span text:style-name="T2"> two-year ban from international competitions and fine of 2,000 Swiss Francs fine for instigating Sarita and making unwarranted remarks on technical official.</text:span></text:p>
          <text:p text:style-name="P2"><text:span text:style-name="T9">Gurbax </text:span><text:span text:style-name="T11">S</text:span><text:span text:style-name="T9">ingh </text:span><text:span text:style-name="T12">Sandhu(national coach):</text:span><text:span text:style-name="T5"> not guilty</text:span></text:p>
          <text:p text:style-name="P2"><text:span text:style-name="T9">Thoiba Singh(Sarita's husband):</text:span> two-year ban from ringside appearances for instigating <text:s/><text:span text:style-name="T7">Sarita, using foul language and entering prohibited areas in the arena</text:span></text:p>
          <text:p text:style-name="P2"><text:span text:style-name="T9">Lenin Meitei(Sarita's personal coach):</text:span> <text:span text:style-name="T8">one-year ban for instigating Sarita and entering prohibited areas in the arena.</text:span></text:p>
        </text:list-item>
        <text:list-item>
          <text:p text:style-name="P1"><text:span text:style-name="T8">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8T19:59:23.816713774</meta:creation-date>
    <meta:generator>LibreOffice/4.3.2.2$Linux_X86_64 LibreOffice_project/430m0$Build-2</meta:generator>
    <dc:date>2014-12-18T22:24:50.260317514</dc:date>
    <meta:editing-duration>PT2H25M13S</meta:editing-duration>
    <meta:editing-cycles>25</meta:editing-cycles>
    <meta:document-statistic meta:table-count="0" meta:image-count="0" meta:object-count="0" meta:page-count="1" meta:paragraph-count="9" meta:word-count="113" meta:character-count="770" meta:non-whitespace-character-count="665"/>
  </office:meta>
</office:document-meta>
</file>